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452.49pt"/>
    </style:style>
    <style:style style:name="co5" style:family="table-column">
      <style:table-column-properties fo:break-before="auto" style:column-width="93.46pt"/>
    </style:style>
    <style:style style:name="co6" style:family="table-column">
      <style:table-column-properties fo:break-before="auto" style:column-width="234.45pt"/>
    </style:style>
    <style:style style:name="co7" style:family="table-column">
      <style:table-column-properties fo:break-before="auto" style:column-width="92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omp120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Tracked Points</text:p>
          </table:table-cell>
          <table:table-cell table:number-columns-repeated="101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93.51743882405" calcext:value-type="float">
            <text:p>593.5174388241</text:p>
          </table:table-cell>
          <table:table-cell table:style-name="ce1" office:value-type="float" office:value="1071.59520073044" calcext:value-type="float">
            <text:p>1071.5952007304</text:p>
          </table:table-cell>
          <table:table-cell table:style-name="ce1" office:value-type="string" calcext:value-type="string">
            <text:p>[('good', {'qualityLevel': 0.5, 'minDistance': 61, 'maxCorners': 510, 'blockSize': 5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string" calcext:value-type="string">
            <text:p>[{'resize': (0.5, 0.5), 'filterTS': ('median', (15, 15))}]</text:p>
          </table:table-cell>
          <table:table-cell table:style-name="ce1" office:value-type="float" office:value="657.25" calcext:value-type="float">
            <text:p>657.25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68.585948277649" calcext:value-type="float">
            <text:p>668.5859482776</text:p>
          </table:table-cell>
          <table:table-cell table:style-name="ce1" office:value-type="float" office:value="1064.48574339347" calcext:value-type="float">
            <text:p>1064.4857433935</text:p>
          </table:table-cell>
          <table:table-cell table:style-name="ce1" office:value-type="string" calcext:value-type="string">
            <text:p>[('good', {'qualityLevel': 0.5, 'minDistance': 61, 'maxCorners': 510, 'blockSize': 5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string" calcext:value-type="string">
            <text:p>[{'resize': (0.5, 0.5), 'filterTS': ('median', (21, 21))}]</text:p>
          </table:table-cell>
          <table:table-cell table:style-name="ce1" office:value-type="float" office:value="1004.8" calcext:value-type="float">
            <text:p>1004.8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0.749863560559" calcext:value-type="float">
            <text:p>190.7498635606</text:p>
          </table:table-cell>
          <table:table-cell table:style-name="ce1" office:value-type="float" office:value="938.745250821241" calcext:value-type="float">
            <text:p>938.7452508212</text:p>
          </table:table-cell>
          <table:table-cell table:style-name="ce1" office:value-type="string" calcext:value-type="string">
            <text:p>[('sift', {'sigma': 2.5, 'nfeatures': 10, 'nOctaveLayers': 1, 'edgeThreshold': 2, 'contrastThreshold': 0.01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string" calcext:value-type="string">
            <text:p>[{'resize': (0.5, 0.5), 'filterTS': ('None', 'None')}]</text:p>
          </table:table-cell>
          <table:table-cell table:style-name="ce1" office:value-type="float" office:value="1473.15" calcext:value-type="float">
            <text:p>1473.15</text:p>
          </table:table-cell>
          <table:table-cell table:style-name="ce1"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.656293813107" calcext:value-type="float">
            <text:p>206.6562938131</text:p>
          </table:table-cell>
          <table:table-cell office:value-type="float" office:value="933.883113491291" calcext:value-type="float">
            <text:p>933.8831134913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gauss', (5, 5))}]</text:p>
          </table:table-cell>
          <table:table-cell office:value-type="float" office:value="1454.85" calcext:value-type="float">
            <text:p>1454.85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.107758037277" calcext:value-type="float">
            <text:p>243.1077580373</text:p>
          </table:table-cell>
          <table:table-cell office:value-type="float" office:value="932.43625722047" calcext:value-type="float">
            <text:p>932.4362572205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median', (5, 5))}]</text:p>
          </table:table-cell>
          <table:table-cell office:value-type="float" office:value="1446.7" calcext:value-type="float">
            <text:p>1446.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3.679655929661" calcext:value-type="float">
            <text:p>253.6796559297</text:p>
          </table:table-cell>
          <table:table-cell office:value-type="float" office:value="910.147894690579" calcext:value-type="float">
            <text:p>910.1478946906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gauss', (15, 15))}]</text:p>
          </table:table-cell>
          <table:table-cell office:value-type="float" office:value="1371.05" calcext:value-type="float">
            <text:p>1371.0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4.8454726364" calcext:value-type="float">
            <text:p>274.8454726364</text:p>
          </table:table-cell>
          <table:table-cell office:value-type="float" office:value="891.492340387194" calcext:value-type="float">
            <text:p>891.4923403872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gauss', (21, 21))}]</text:p>
          </table:table-cell>
          <table:table-cell office:value-type="float" office:value="1270.15" calcext:value-type="float">
            <text:p>1270.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8.807793973564" calcext:value-type="float">
            <text:p>628.8077939736</text:p>
          </table:table-cell>
          <table:table-cell office:value-type="float" office:value="870.972653401688" calcext:value-type="float">
            <text:p>870.9726534017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median', (15, 15))}]</text:p>
          </table:table-cell>
          <table:table-cell office:value-type="float" office:value="1319.8" calcext:value-type="float">
            <text:p>1319.8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2.709567576245" calcext:value-type="float">
            <text:p>292.7095675762</text:p>
          </table:table-cell>
          <table:table-cell table:style-name="ce1" office:value-type="float" office:value="810.663293259971" calcext:value-type="float">
            <text:p>810.66329326</text:p>
          </table:table-cell>
          <table:table-cell table:style-name="ce1" office:value-type="string" calcext:value-type="string">
            <text:p>[('surf', {'nOctaves': 1, 'nOctaveLayers': 1, 'hessianThreshold': 50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string" calcext:value-type="string">
            <text:p>[{'resize': (0.5, 0.5), 'filterTS': ('gauss', (21, 21))}]</text:p>
          </table:table-cell>
          <table:table-cell table:style-name="ce1" office:value-type="float" office:value="2200.6" calcext:value-type="float">
            <text:p>2200.6</text:p>
          </table:table-cell>
          <table:table-cell table:style-name="ce1"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72.416214899378" calcext:value-type="float">
            <text:p>672.4162148994</text:p>
          </table:table-cell>
          <table:table-cell office:value-type="float" office:value="809.949159407296" calcext:value-type="float">
            <text:p>809.949159407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median', (21, 21))}]</text:p>
          </table:table-cell>
          <table:table-cell office:value-type="float" office:value="999" calcext:value-type="float">
            <text:p>999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5.290981724358" calcext:value-type="float">
            <text:p>295.2909817244</text:p>
          </table:table-cell>
          <table:table-cell office:value-type="float" office:value="799.594866226988" calcext:value-type="float">
            <text:p>799.59486622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gauss', (15, 15))}]</text:p>
          </table:table-cell>
          <table:table-cell office:value-type="float" office:value="2922.9" calcext:value-type="float">
            <text:p>2922.9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4.83882872019" calcext:value-type="float">
            <text:p>614.8388287202</text:p>
          </table:table-cell>
          <table:table-cell office:value-type="float" office:value="787.989487675434" calcext:value-type="float">
            <text:p>787.9894876754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median', (15, 15))}]</text:p>
          </table:table-cell>
          <table:table-cell office:value-type="float" office:value="1974.55" calcext:value-type="float">
            <text:p>1974.5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4.061387818636" calcext:value-type="float">
            <text:p>704.0613878186</text:p>
          </table:table-cell>
          <table:table-cell office:value-type="float" office:value="774.662267585517" calcext:value-type="float">
            <text:p>774.6622675855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median', (21, 21))}]</text:p>
          </table:table-cell>
          <table:table-cell office:value-type="float" office:value="1261.85" calcext:value-type="float">
            <text:p>1261.85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6.82372360873" calcext:value-type="float">
            <text:p>276.8237236087</text:p>
          </table:table-cell>
          <table:table-cell office:value-type="float" office:value="763.09464166702" calcext:value-type="float">
            <text:p>763.09464166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median', (5, 5))}]</text:p>
          </table:table-cell>
          <table:table-cell office:value-type="float" office:value="3958.2" calcext:value-type="float">
            <text:p>3958.2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2.614946876344" calcext:value-type="float">
            <text:p>262.6149468763</text:p>
          </table:table-cell>
          <table:table-cell office:value-type="float" office:value="762.325236258307" calcext:value-type="float">
            <text:p>762.3252362583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gauss', (5, 5))}]</text:p>
          </table:table-cell>
          <table:table-cell office:value-type="float" office:value="4088.9" calcext:value-type="float">
            <text:p>4088.9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9.870073273717" calcext:value-type="float">
            <text:p>279.8700732737</text:p>
          </table:table-cell>
          <table:table-cell office:value-type="float" office:value="742.679585195083" calcext:value-type="float">
            <text:p>742.679585195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S': ('None', 'None')}]</text:p>
          </table:table-cell>
          <table:table-cell office:value-type="float" office:value="4439.5" calcext:value-type="float">
            <text:p>4439.5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7.996723694884" calcext:value-type="float">
            <text:p>197.9967236949</text:p>
          </table:table-cell>
          <table:table-cell office:value-type="float" office:value="665.651187897847" calcext:value-type="float">
            <text:p>665.651187897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gauss', (21, 21))}]</text:p>
          </table:table-cell>
          <table:table-cell office:value-type="float" office:value="502.75" calcext:value-type="float">
            <text:p>502.75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1.639118116631" calcext:value-type="float">
            <text:p>571.6391181166</text:p>
          </table:table-cell>
          <table:table-cell office:value-type="float" office:value="642.334072172628" calcext:value-type="float">
            <text:p>642.334072172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median', (15, 15))}]</text:p>
          </table:table-cell>
          <table:table-cell office:value-type="float" office:value="951.85" calcext:value-type="float">
            <text:p>951.85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2.889937320698" calcext:value-type="float">
            <text:p>722.8899373207</text:p>
          </table:table-cell>
          <table:table-cell office:value-type="float" office:value="563.958231866475" calcext:value-type="float">
            <text:p>563.958231866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median', (21, 21))}]</text:p>
          </table:table-cell>
          <table:table-cell office:value-type="float" office:value="1733.3" calcext:value-type="float">
            <text:p>1733.3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4.782676187676" calcext:value-type="float">
            <text:p>274.7826761877</text:p>
          </table:table-cell>
          <table:table-cell office:value-type="float" office:value="561.667446768952" calcext:value-type="float">
            <text:p>561.667446769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gauss', (21, 21))}]</text:p>
          </table:table-cell>
          <table:table-cell office:value-type="float" office:value="1249.95" calcext:value-type="float">
            <text:p>1249.95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5.852759168632" calcext:value-type="float">
            <text:p>405.8527591686</text:p>
          </table:table-cell>
          <table:table-cell office:value-type="float" office:value="552.412698310768" calcext:value-type="float">
            <text:p>552.4126983108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median', (5, 5))}]</text:p>
          </table:table-cell>
          <table:table-cell office:value-type="float" office:value="6340.25" calcext:value-type="float">
            <text:p>6340.25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.902898008109" calcext:value-type="float">
            <text:p>133.9028980081</text:p>
          </table:table-cell>
          <table:table-cell office:value-type="float" office:value="551.783233456246" calcext:value-type="float">
            <text:p>551.783233456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gauss', (5, 5))}]</text:p>
          </table:table-cell>
          <table:table-cell office:value-type="float" office:value="593.9" calcext:value-type="float">
            <text:p>593.9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1.605874626947" calcext:value-type="float">
            <text:p>321.6058746269</text:p>
          </table:table-cell>
          <table:table-cell office:value-type="float" office:value="547.789731373534" calcext:value-type="float">
            <text:p>547.7897313735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gauss', (15, 15))}]</text:p>
          </table:table-cell>
          <table:table-cell office:value-type="float" office:value="2975" calcext:value-type="float">
            <text:p>297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6.23009291855" calcext:value-type="float">
            <text:p>406.2300929186</text:p>
          </table:table-cell>
          <table:table-cell office:value-type="float" office:value="547.316983929782" calcext:value-type="float">
            <text:p>547.3169839298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gauss', (5, 5))}]</text:p>
          </table:table-cell>
          <table:table-cell office:value-type="float" office:value="6822.65" calcext:value-type="float">
            <text:p>6822.65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4.496348215867" calcext:value-type="float">
            <text:p>274.4963482159</text:p>
          </table:table-cell>
          <table:table-cell office:value-type="float" office:value="542.272820489856" calcext:value-type="float">
            <text:p>542.2728204899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None', 'None')}]</text:p>
          </table:table-cell>
          <table:table-cell office:value-type="float" office:value="1906.85" calcext:value-type="float">
            <text:p>1906.8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5.989391599773" calcext:value-type="float">
            <text:p>595.9893915998</text:p>
          </table:table-cell>
          <table:table-cell office:value-type="float" office:value="533.893562272093" calcext:value-type="float">
            <text:p>533.893562272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median', (15, 15))}]</text:p>
          </table:table-cell>
          <table:table-cell office:value-type="float" office:value="1374.25" calcext:value-type="float">
            <text:p>1374.25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9.464220686641" calcext:value-type="float">
            <text:p>429.4642206866</text:p>
          </table:table-cell>
          <table:table-cell office:value-type="float" office:value="528.578253918073" calcext:value-type="float">
            <text:p>528.578253918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None', 'None')}]</text:p>
          </table:table-cell>
          <table:table-cell office:value-type="float" office:value="8234.5" calcext:value-type="float">
            <text:p>8234.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.349401275441" calcext:value-type="float">
            <text:p>296.3494012754</text:p>
          </table:table-cell>
          <table:table-cell office:value-type="float" office:value="525.808873806909" calcext:value-type="float">
            <text:p>525.8088738069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gauss', (5, 5))}]</text:p>
          </table:table-cell>
          <table:table-cell office:value-type="float" office:value="1897.45" calcext:value-type="float">
            <text:p>1897.4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.947761061875" calcext:value-type="float">
            <text:p>337.9477610619</text:p>
          </table:table-cell>
          <table:table-cell office:value-type="float" office:value="516.368940757031" calcext:value-type="float">
            <text:p>516.368940757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median', (5, 5))}]</text:p>
          </table:table-cell>
          <table:table-cell office:value-type="float" office:value="1917.95" calcext:value-type="float">
            <text:p>1917.95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6.619375867647" calcext:value-type="float">
            <text:p>116.6193758676</text:p>
          </table:table-cell>
          <table:table-cell office:value-type="float" office:value="506.629669361301" calcext:value-type="float">
            <text:p>506.629669361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None', 'None')}]</text:p>
          </table:table-cell>
          <table:table-cell office:value-type="float" office:value="623.5" calcext:value-type="float">
            <text:p>623.5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4.734529156337" calcext:value-type="float">
            <text:p>684.7345291563</text:p>
          </table:table-cell>
          <table:table-cell office:value-type="float" office:value="500.321120874185" calcext:value-type="float">
            <text:p>500.3211208742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median', (21, 21))}]</text:p>
          </table:table-cell>
          <table:table-cell office:value-type="float" office:value="608.85" calcext:value-type="float">
            <text:p>608.85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9.011625850323" calcext:value-type="float">
            <text:p>199.0116258503</text:p>
          </table:table-cell>
          <table:table-cell office:value-type="float" office:value="481.219045519142" calcext:value-type="float">
            <text:p>481.2190455191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gauss', (21, 21))}]</text:p>
          </table:table-cell>
          <table:table-cell office:value-type="float" office:value="576.95" calcext:value-type="float">
            <text:p>576.95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9.989767160852" calcext:value-type="float">
            <text:p>169.9897671609</text:p>
          </table:table-cell>
          <table:table-cell office:value-type="float" office:value="462.729861099583" calcext:value-type="float">
            <text:p>462.729861099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gauss', (15, 15))}]</text:p>
          </table:table-cell>
          <table:table-cell office:value-type="float" office:value="588.55" calcext:value-type="float">
            <text:p>588.55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9.731490436016" calcext:value-type="float">
            <text:p>319.731490436</text:p>
          </table:table-cell>
          <table:table-cell office:value-type="float" office:value="460.699252934369" calcext:value-type="float">
            <text:p>460.6992529344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gauss', (15, 15))}]</text:p>
          </table:table-cell>
          <table:table-cell office:value-type="float" office:value="1498.45" calcext:value-type="float">
            <text:p>1498.45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7.207100219803" calcext:value-type="float">
            <text:p>547.2071002198</text:p>
          </table:table-cell>
          <table:table-cell office:value-type="float" office:value="442.809685764248" calcext:value-type="float">
            <text:p>442.809685764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median', (15, 15))}]</text:p>
          </table:table-cell>
          <table:table-cell office:value-type="float" office:value="1406.6" calcext:value-type="float">
            <text:p>1406.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3.380912115489" calcext:value-type="float">
            <text:p>343.3809121155</text:p>
          </table:table-cell>
          <table:table-cell office:value-type="float" office:value="436.090621162724" calcext:value-type="float">
            <text:p>436.0906211627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gauss', (21, 21))}]</text:p>
          </table:table-cell>
          <table:table-cell office:value-type="float" office:value="1431" calcext:value-type="float">
            <text:p>143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4.304948573007" calcext:value-type="float">
            <text:p>574.304948573</text:p>
          </table:table-cell>
          <table:table-cell office:value-type="float" office:value="432.449961776102" calcext:value-type="float">
            <text:p>432.449961776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median', (15, 15))}]</text:p>
          </table:table-cell>
          <table:table-cell office:value-type="float" office:value="1008.8" calcext:value-type="float">
            <text:p>1008.8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5.950295638802" calcext:value-type="float">
            <text:p>135.9502956388</text:p>
          </table:table-cell>
          <table:table-cell office:value-type="float" office:value="421.943636000606" calcext:value-type="float">
            <text:p>421.943636000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median', (5, 5))}]</text:p>
          </table:table-cell>
          <table:table-cell office:value-type="float" office:value="616.9" calcext:value-type="float">
            <text:p>616.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4.581881966238" calcext:value-type="float">
            <text:p>264.5818819662</text:p>
          </table:table-cell>
          <table:table-cell office:value-type="float" office:value="417.316486194634" calcext:value-type="float">
            <text:p>417.3164861946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gauss', (15, 15))}]</text:p>
          </table:table-cell>
          <table:table-cell office:value-type="float" office:value="1936.1" calcext:value-type="float">
            <text:p>1936.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.416469425397" calcext:value-type="float">
            <text:p>380.4164694254</text:p>
          </table:table-cell>
          <table:table-cell office:value-type="float" office:value="415.570152741757" calcext:value-type="float">
            <text:p>415.5701527418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median', (5, 5))}]</text:p>
          </table:table-cell>
          <table:table-cell office:value-type="float" office:value="8175.7" calcext:value-type="float">
            <text:p>8175.7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3.004534453992" calcext:value-type="float">
            <text:p>443.004534454</text:p>
          </table:table-cell>
          <table:table-cell office:value-type="float" office:value="412.367064155068" calcext:value-type="float">
            <text:p>412.367064155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gauss', (5, 5))}]</text:p>
          </table:table-cell>
          <table:table-cell office:value-type="float" office:value="9044.25" calcext:value-type="float">
            <text:p>9044.2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3.179518325941" calcext:value-type="float">
            <text:p>673.1795183259</text:p>
          </table:table-cell>
          <table:table-cell office:value-type="float" office:value="399.933798257693" calcext:value-type="float">
            <text:p>399.9337982577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median', (15, 15))}]</text:p>
          </table:table-cell>
          <table:table-cell office:value-type="float" office:value="1835.1" calcext:value-type="float">
            <text:p>1835.1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.05999934806" calcext:value-type="float">
            <text:p>117.0599993481</text:p>
          </table:table-cell>
          <table:table-cell office:value-type="float" office:value="388.861108715849" calcext:value-type="float">
            <text:p>388.861108715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None', 'None')}]</text:p>
          </table:table-cell>
          <table:table-cell office:value-type="float" office:value="902.95" calcext:value-type="float">
            <text:p>902.95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6.991513879027" calcext:value-type="float">
            <text:p>456.991513879</text:p>
          </table:table-cell>
          <table:table-cell office:value-type="float" office:value="388.401600182387" calcext:value-type="float">
            <text:p>388.4016001824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None', 'None')}]</text:p>
          </table:table-cell>
          <table:table-cell office:value-type="float" office:value="12727.4" calcext:value-type="float">
            <text:p>12727.4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4.617542512095" calcext:value-type="float">
            <text:p>134.6175425121</text:p>
          </table:table-cell>
          <table:table-cell office:value-type="float" office:value="374.162214589415" calcext:value-type="float">
            <text:p>374.1622145894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gauss', (5, 5))}]</text:p>
          </table:table-cell>
          <table:table-cell office:value-type="float" office:value="878.5" calcext:value-type="float">
            <text:p>878.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6.236561118238" calcext:value-type="float">
            <text:p>806.2365611182</text:p>
          </table:table-cell>
          <table:table-cell office:value-type="float" office:value="346.289351304658" calcext:value-type="float">
            <text:p>346.2893513047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median', (21, 21))}]</text:p>
          </table:table-cell>
          <table:table-cell office:value-type="float" office:value="2509.1" calcext:value-type="float">
            <text:p>2509.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5.61208829832" calcext:value-type="float">
            <text:p>315.6120882983</text:p>
          </table:table-cell>
          <table:table-cell office:value-type="float" office:value="340.54587603622" calcext:value-type="float">
            <text:p>340.5458760362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None', 'None')}]</text:p>
          </table:table-cell>
          <table:table-cell office:value-type="float" office:value="2171.4" calcext:value-type="float">
            <text:p>2171.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3.330041074182" calcext:value-type="float">
            <text:p>783.3300410742</text:p>
          </table:table-cell>
          <table:table-cell office:value-type="float" office:value="337.070406995864" calcext:value-type="float">
            <text:p>337.0704069959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S': ('median', (21, 21))}]</text:p>
          </table:table-cell>
          <table:table-cell office:value-type="float" office:value="1884.6" calcext:value-type="float">
            <text:p>1884.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7.694261174611" calcext:value-type="float">
            <text:p>327.6942611746</text:p>
          </table:table-cell>
          <table:table-cell office:value-type="float" office:value="328.381192510793" calcext:value-type="float">
            <text:p>328.3811925108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gauss', (5, 5))}]</text:p>
          </table:table-cell>
          <table:table-cell office:value-type="float" office:value="2027.6" calcext:value-type="float">
            <text:p>2027.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.779959265207" calcext:value-type="float">
            <text:p>365.7799592652</text:p>
          </table:table-cell>
          <table:table-cell office:value-type="float" office:value="320.171299978098" calcext:value-type="float">
            <text:p>320.1712999781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median', (5, 5))}]</text:p>
          </table:table-cell>
          <table:table-cell office:value-type="float" office:value="2034.85" calcext:value-type="float">
            <text:p>2034.8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.433766652257" calcext:value-type="float">
            <text:p>365.4337666523</text:p>
          </table:table-cell>
          <table:table-cell office:value-type="float" office:value="304.505571558363" calcext:value-type="float">
            <text:p>304.5055715584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gauss', (15, 15))}]</text:p>
          </table:table-cell>
          <table:table-cell office:value-type="float" office:value="1703.8" calcext:value-type="float">
            <text:p>1703.8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5.777542000698" calcext:value-type="float">
            <text:p>395.7775420007</text:p>
          </table:table-cell>
          <table:table-cell office:value-type="float" office:value="269.55389685943" calcext:value-type="float">
            <text:p>269.5538968594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gauss', (21, 21))}]</text:p>
          </table:table-cell>
          <table:table-cell office:value-type="float" office:value="1877.8" calcext:value-type="float">
            <text:p>1877.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9.300587123292" calcext:value-type="float">
            <text:p>699.3005871233</text:p>
          </table:table-cell>
          <table:table-cell office:value-type="float" office:value="234.285619179491" calcext:value-type="float">
            <text:p>234.2856191795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median', (15, 15))}]</text:p>
          </table:table-cell>
          <table:table-cell office:value-type="float" office:value="2414.3" calcext:value-type="float">
            <text:p>2414.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7.645420770455" calcext:value-type="float">
            <text:p>827.6454207705</text:p>
          </table:table-cell>
          <table:table-cell office:value-type="float" office:value="173.852755308345" calcext:value-type="float">
            <text:p>173.8527553083</text:p>
          </table:table-cell>
          <table:table-cell office:value-type="string" calcext:value-type="string">
            <text:p>[('sift', {'sigma': 2.5, 'nfeatures': 10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S': ('median', (21, 21))}]</text:p>
          </table:table-cell>
          <table:table-cell office:value-type="float" office:value="2534.25" calcext:value-type="float">
            <text:p>2534.25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comp120.A1:comp120.G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16:26:15.891061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4T16:26:42.159908180</dc:date>
    <meta:editing-duration>PT2H13M14S</meta:editing-duration>
    <meta:editing-cycles>4</meta:editing-cycles>
    <meta:generator>LibreOffice/5.1.6.2$Linux_X86_64 LibreOffice_project/10m0$Build-2</meta:generator>
    <meta:document-statistic meta:table-count="1" meta:cell-count="384" meta:object-count="0"/>
  </office:meta>
</office:document-meta>
</file>